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ro9" style:family="table-row">
      <style:table-row-properties style:row-height="3.27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1.445cm" fo:break-before="auto" style:use-optimal-row-height="true"/>
    </style:style>
    <style:style style:name="ro12" style:family="table-row">
      <style:table-row-properties style:row-height="1.9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RICE and FLOURS</text:p>
          </table:table-cell>
          <table:table-cell/>
        </table:table-row>
        <table:table-row table:style-name="ro2">
          <table:table-cell office:value-type="string" calcext:value-type="string">
            <text:p>Turmeric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Sugar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Jaggery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Idli rice/Boiled rice/Salem rice – 5-7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Steamed rice or Raw rice/Sona masoori – 5-7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igh quality raw rice for Pongal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osa rice ( optional) – 2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asmati rice – 1 to 5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rown rice(optional) – 1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essed rice / Poha(thick or thin) -1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7">
          <table:table-cell office:value-type="string" calcext:value-type="string">
            <text:p>Wheat flour – 2 kgs (North Indians, please increase atta to 5 kgs and reduce rice)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Maida – 1/2 kg, 1 kg (For cakes and snacks)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gi flour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Millets varieties &amp; oats – 1/2 kg each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ice flour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esan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ombay Rava/ Semolina or Chiroti rava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Wheat rava / samba rava / bansi rava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Idli rava – 1 kg (optional)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ice rava – 5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Vermicelli / Semiya – 1 packet bi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nstant rice sevai -1 big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ago/Javvarisi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Tamarind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ed chilli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eady-made rice mix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ambar powde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sam powde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Garlic powder / poondu podi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Idli podi / Gun powde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Ginger, Garlic past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Tamarind past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eady to eat product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Vathakuzhambu powde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Idli, dosa batt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read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Cereal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PULSES/DALS</text:p>
          </table:table-cell>
          <table:table-cell/>
        </table:table-row>
        <table:table-row table:style-name="ro4">
          <table:table-cell office:value-type="string" calcext:value-type="string">
            <text:p>Toor dal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ound urad dal – 2 kg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Yellow moong dal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hana dal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plit urad dal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Rajma, peas, brown/white chana, green gram dal, Peanuts – 1/4 kg each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Fried gram dal / Pottukadalai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orsegram, flax seeds – If neede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SPICE POWDERS</text:p>
          </table:table-cell>
          <table:table-cell/>
        </table:table-row>
        <table:table-row table:style-name="ro4">
          <table:table-cell office:value-type="string" calcext:value-type="string">
            <text:p>Crystal salt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Powder salt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ed chili powder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hania powder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aram masala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hat masala powder – 1 packet small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amchoor powder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umin powder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epper powder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Sambar powder, Rasam powder, Vatha kuzhambu powder – If needed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Biryani masala powder or curry masala powder – Small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Idli powder / Gun powder – 1 packet ( If needed)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Readymade powders like garlic powder, pav bhaji masala, chana masala etc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nstant coffee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Tea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ENO fruit salt – 2 packets (For rava idli, dhokla)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Yeast – 1 small box ( For making aapam, bread)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Cooking soda / Baking soda – 1 packet small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aking powder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10">
          <table:table-cell table:style-name="ce1" office:value-type="string" calcext:value-type="string">
            <text:p>OILS</text:p>
          </table:table-cell>
          <table:table-cell/>
        </table:table-row>
        <table:table-row table:style-name="ro4">
          <table:table-cell office:value-type="string" calcext:value-type="string">
            <text:p>Cooking oil – 1- 2 lt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ingelly oil/Sesame oil – 1 – 2 lt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oconut oil – 1/2 l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Ghee or butter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Olive oil – 1/2 lite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eepam oil – If needed ( For lamp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SPICES AND NUTS</text:p>
          </table:table-cell>
          <table:table-cell/>
        </table:table-row>
        <table:table-row table:style-name="ro4">
          <table:table-cell office:value-type="string" calcext:value-type="string">
            <text:p>Mustard seeds – 1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Pepp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umin seeds/jeera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Poppy seeds/Khus khus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oriander seeds/Dhania – 2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ennel seed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Fenugreek seeds / Methi seeds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Dry ginger piece or powder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Black or white sesame seed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Split urad dal – 100 gms ( For seasoning)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jwain / omam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ing/Asafetida – 1 box (Big)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ardamom/Elakki – 25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ashew nut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isin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adam or other nuts – 5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Peanuts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ates ( optional)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innamon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loves – 1 small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Kalpasi/black stone flower &amp; marati moggu – 1 small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iryani spices packet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Vanilla essence – 1 small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11">
          <table:table-cell table:style-name="ce1" office:value-type="string" calcext:value-type="string">
            <text:p>OTHER INGREDIENTS </text:p>
          </table:table-cell>
          <table:table-cell/>
        </table:table-row>
        <table:table-row table:style-name="ro4">
          <table:table-cell office:value-type="string" calcext:value-type="string">
            <text:p>Papad – 1 big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ocoa powder – 1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Health drinks(horlicks,complan etc) – 1/2 kg each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Noodles -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Pasta – 2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Macaroni – 2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phagetti(optional) – 1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Tomato Ketchup / Sauce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Jam – 1 bottle 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Mayonaisse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izza sauce/ Pasta sauce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Organic Honey – 1 small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read Packet – 1 to 2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11">
          <table:table-cell table:style-name="ce1" office:value-type="string" calcext:value-type="string">
            <text:p>DAIRY PRODUCTS</text:p>
          </table:table-cell>
          <table:table-cell/>
        </table:table-row>
        <table:table-row table:style-name="ro4">
          <table:table-cell office:value-type="string" calcext:value-type="string">
            <text:p>Cheese slices –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heese block –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utter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Curd / Flavored yogurt – If needed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resh cream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resh Milk – 1 ltr, half ltr.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Paneer / cottage cheese – 2 pack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TOILETRIES </text:p>
          </table:table-cell>
          <table:table-cell/>
        </table:table-row>
        <table:table-row table:style-name="ro4">
          <table:table-cell office:value-type="string" calcext:value-type="string">
            <text:p>Toothpaste – 200 gm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Toothbrush – 2 nos (one-time purchase)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athing soap – 3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mpoo/Hair conditioner – 1 big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ace powder – 1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and sanitizer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Deodarant – 1 or 2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Body lotion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ajal/Kum kum/stickers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having lotion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having cream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Hair gel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zer blades -1 packet big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aby products – as needed</text:p>
          </table:table-cell>
          <table:table-cell office:value-type="float" office:value="100" calcext:value-type="float">
            <text:p>100</text:p>
          </table:table-cell>
        </table:table-row>
        <table:table-row table:style-name="ro12">
          <table:table-cell table:style-name="ce1" office:value-type="string" calcext:value-type="string">
            <text:p>CLEANING PRODUCTS </text:p>
          </table:table-cell>
          <table:table-cell/>
        </table:table-row>
        <table:table-row table:style-name="ro5">
          <table:table-cell office:value-type="string" calcext:value-type="string">
            <text:p>Dishwashing soaps or liquids – 2 nos/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ishwashing powder – 1/2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Washing powder – 1 kg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Washing soaps – 5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Toilet cleaner / bleaching powder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Floor cleaner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tchen cleaner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Sanitary pads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Toilet paper – 1 bund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Kitchen tissue – 1 bunch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Garbage bags – 2 rolls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string" calcext:value-type="string">
            <text:p>Car cleaner/Car refreshner – 1 n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Dettol – 1 bottle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Mosquito liquid – 2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Odonil – 2 no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apthalene balls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ubber band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POOJA ITEMS </text:p>
          </table:table-cell>
          <table:table-cell/>
        </table:table-row>
        <table:table-row table:style-name="ro2">
          <table:table-cell office:value-type="string" calcext:value-type="string">
            <text:p>Matchbox – 1 bunch ( 10 nos)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Deepa oil – 1 ltr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otton thread – 1 packet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Camphor – 1 small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Incense sticks – 1 big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Dhoop – 1 box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Rock candy or dry grapes for neivedyam – 1/4 k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MISCELLANEOUS </text:p>
          </table:table-cell>
          <table:table-cell/>
        </table:table-row>
        <table:table-row table:style-name="ro4">
          <table:table-cell office:value-type="string" calcext:value-type="string">
            <text:p>Medicines/bandage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Light bulb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atterie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Candle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Snacks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9T21:46:13.707000000</meta:creation-date>
    <dc:date>2022-08-29T21:48:28.989000000</dc:date>
    <meta:editing-duration>PT2M15S</meta:editing-duration>
    <meta:editing-cycles>1</meta:editing-cycles>
    <meta:document-statistic meta:table-count="1" meta:cell-count="323" meta:object-count="0"/>
    <meta:generator>LibreOffice/7.4.0.3$Windows_X86_64 LibreOffice_project/f85e47c08ddd19c015c0114a68350214f7066f5a</meta:generator>
  </office:meta>
</office:document-meta>
</file>